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e23" officeooo:paragraph-rsid="00193e23"/>
    </style:style>
    <style:style style:name="P2" style:family="paragraph" style:parent-style-name="Standard">
      <style:paragraph-properties fo:text-align="start" style:justify-single-word="false"/>
      <style:text-properties fo:font-size="16pt" officeooo:rsid="00193e23" officeooo:paragraph-rsid="00193e23" style:font-size-asian="14pt" style:font-size-complex="16pt"/>
    </style:style>
    <style:style style:name="P3" style:family="paragraph" style:parent-style-name="Standard">
      <style:paragraph-properties fo:text-align="start" style:justify-single-word="false">
        <style:tab-stops>
          <style:tab-stop style:position="4.9744in"/>
        </style:tab-stops>
      </style:paragraph-properties>
      <style:text-properties fo:font-size="16pt" officeooo:rsid="00193e23" officeooo:paragraph-rsid="00193e23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93e23" officeooo:paragraph-rsid="00193e23" style:font-size-asian="14pt" style:font-size-complex="1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9744in"/>
        </style:tab-stops>
      </style:paragraph-properties>
      <style:text-properties fo:font-size="16pt" style:text-underline-style="solid" style:text-underline-width="auto" style:text-underline-color="font-color" officeooo:rsid="00193e23" officeooo:paragraph-rsid="00193e23" style:font-size-asian="14pt" style:font-size-complex="16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9744in"/>
        </style:tab-stops>
      </style:paragraph-properties>
      <style:text-properties fo:font-size="16pt" style:text-underline-style="none" officeooo:rsid="00193e23" officeooo:paragraph-rsid="00193e23" style:font-size-asian="14pt" style:font-size-complex="16pt"/>
    </style:style>
    <style:style style:name="P7" style:family="paragraph" style:parent-style-name="Standard">
      <style:paragraph-properties fo:text-align="start" style:justify-single-word="false">
        <style:tab-stops>
          <style:tab-stop style:position="4.9744in"/>
        </style:tab-stops>
      </style:paragraph-properties>
      <style:text-properties fo:font-size="16pt" style:text-underline-style="none" officeooo:rsid="00193e23" officeooo:paragraph-rsid="00193e23" style:font-size-asian="14pt" style:font-size-complex="16pt"/>
    </style:style>
    <style:style style:name="P8" style:family="paragraph" style:parent-style-name="Standard">
      <style:paragraph-properties fo:text-align="start" style:justify-single-word="false">
        <style:tab-stops>
          <style:tab-stop style:position="4.9744in"/>
        </style:tab-stops>
      </style:paragraph-properties>
      <style:text-properties fo:font-size="16pt" style:text-underline-style="none" officeooo:rsid="0019b042" officeooo:paragraph-rsid="0019b042" style:font-size-asian="14pt" style:font-size-complex="16pt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</text:p>
      <text:p text:style-name="P2">percentage and viewport changes according to the screen which makes our website responsive.</text:p>
      <text:p text:style-name="P2"/>
      <text:p text:style-name="P2">Em is related to parent.</text:p>
      <text:p text:style-name="P2"/>
      <text:p text:style-name="P2">1em=16px</text:p>
      <text:p text:style-name="P4">FLEXBOX PROPERTY</text:p>
      <text:p text:style-name="P2">space around: make same distance between the containers </text:p>
      <text:p text:style-name="P2"/>
      <text:p text:style-name="P2">space between: <text:s/>Jo corner vale items hai vo exact end par chale jaate hai or bakiyo ke beech mai exact distance ka diff aa jata hai.</text:p>
      <text:p text:style-name="P2"/>
      <text:p text:style-name="P2">space-evenly: <text:s/>exact same distance from all the sides.</text:p>
      <text:p text:style-name="P2"/>
      <text:p text:style-name="P3">Flex-direction: provide direction to flexbox.</text:p>
      <text:p text:style-name="P3"/>
      <text:p text:style-name="P3">Flex-wrap: With this property we can wrap our content.</text:p>
      <text:p text:style-name="P3"/>
      <text:p text:style-name="P5">Y axis prop for flexbox </text:p>
      <text:p text:style-name="P5"/>
      <text:p text:style-name="P6">align-items: used to align items in a particular position.</text:p>
      <text:p text:style-name="P6"/>
      <text:p text:style-name="P6"/>
      <text:p text:style-name="P6"><draw:line text:anchor-type="paragraph" draw:z-index="0" draw:name="Line 1" draw:style-name="gr1" draw:text-style-name="P9" svg:x1="-0.7772in" svg:y1="0.0925in" svg:x2="7.7067in" svg:y2="0.0354in"><text:p/></draw:line></text:p>
      <text:p text:style-name="P6">Flex-shrink: used to shrink a particular content.</text:p>
      <text:p text:style-name="P6"/>
      <text:p text:style-name="P6">Align-self: you can arrange item according to your need.</text:p>
      <text:p text:style-name="P6"/>
      <text:p text:style-name="P8">Jiske z index ki prop jyada hoti h vo bahar aa jayega 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8:08:28.189000000</meta:creation-date>
    <dc:date>2024-03-10T15:36:47.763000000</dc:date>
    <meta:editing-duration>P3DT14H7M5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120" meta:character-count="724" meta:non-whitespace-character-count="614"/>
  </office:meta>
</office:document-meta>
</file>